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16H16M06.461051S" calcext:value-type="time">
            <text:p>716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5H01M17.475S" calcext:value-type="time">
            <text:p>05:01</text:p>
          </table:table-cell>
          <table:table-cell table:style-name="ce24"/>
          <table:table-cell table:style-name="ce30" office:value-type="string" calcext:value-type="string">
            <text:p>Dialogue repli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29H31M02.555S" calcext:value-type="time">
            <text:p>29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07:50:48.6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7T12:43:34.106000000</dc:date>
    <dc:creator>Benjamin Laws</dc:creator>
    <meta:editing-duration>P30DT13H49M3S</meta:editing-duration>
    <meta:editing-cycles>811</meta:editing-cycles>
    <meta:generator>LibreOffice/7.2.6.2$Windows_X86_64 LibreOffice_project/b0ec3a565991f7569a5a7f5d24fed7f52653d754</meta:generator>
    <meta:document-statistic meta:table-count="2" meta:cell-count="1091" meta:object-count="0"/>
  </office:meta>
</office:document-meta>
</file>